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d0b54" officeooo:paragraph-rsid="000d0b54"/>
    </style:style>
    <style:style style:name="T1" style:family="text">
      <style:text-properties officeooo:rsid="000e3b89"/>
    </style:style>
    <style:style style:name="T2" style:family="text">
      <style:text-properties officeooo:rsid="0010f217"/>
    </style:style>
    <style:style style:name="T3" style:family="text">
      <style:text-properties officeooo:rsid="00125ef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mon threads of "Brave New World":</text:p>
      <text:p text:style-name="P1"><text:tab/>-Hobbies</text:p>
      <text:p text:style-name="P1"><text:tab/>-better way of life </text:p>
      <text:p text:style-name="P1"/>
      <text:p text:style-name="P1"/>
      <text:p text:style-name="P1">Idea of titles:</text:p>
      <text:p text:style-name="P1"><text:tab/>-improve</text:p>
      <text:p text:style-name="P1"/>
      <text:p text:style-name="P1">-Hobbies: <text:s/>-revolution of phone</text:p>
      <text:p text:style-name="P1"><text:tab/> <text:s text:c="2"/>-music linked with our feelings <text:s text:c="8"/></text:p>
      <text:p text:style-name="P1"><text:s text:c="11"/>-more sports unknown actually with technology (different of esport) </text:p>
      <text:p text:style-name="P1"><text:tab/> <text:s text:c="2"/>-reality TV more realistic with more violence authorized</text:p>
      <text:p text:style-name="P1"><text:tab/> <text:s text:c="2"/>-simulation of leisure technologic</text:p>
      <text:p text:style-name="P1"><text:tab/> <text:s text:c="2"/>-concert with died artist</text:p>
      <text:p text:style-name="P1"><text:s text:c="11"/>-understanding of pets and baby humans</text:p>
      <text:p text:style-name="P1"><text:tab/> <text:s text:c="2"/>-vacations (holidays) cheap</text:p>
      <text:p text:style-name="P1"/>
      <text:p text:style-name="P1">-better way of life: <text:s/>scientific evolution</text:p>
      <text:p text:style-name="P1"><text:tab/><text:tab/><text:tab/>-other diseases than actually</text:p>
      <text:p text:style-name="P1"><text:tab/><text:tab/><text:tab/>-the human longevity will be longer</text:p>
      <text:p text:style-name="P1"><text:tab/><text:tab/><text:tab/>-every food will be produced by the person who want to eat it</text:p>
      <text:p text:style-name="P1"><text:tab/><text:tab/><text:tab/>-illimity food</text:p>
      <text:p text:style-name="P1"><text:tab/><text:tab/><text:tab/>-revolution in technology --&gt; nano-technology</text:p>
      <text:p text:style-name="P1"><text:tab/><text:tab/><text:tab/>-the CANCER in the future will be like a flu (grippe)</text:p>
      <text:p text:style-name="P1"/>
      <text:p text:style-name="P1"/>
      <text:p text:style-name="P1"><text:tab/>Back To The Future (talk about it) --&gt; Theme of slideshow</text:p>
      <text:p text:style-name="P1">tell a story --&gt; 3 young peoples, we find a time machine and we go in 3000 years</text:p>
      <text:p text:style-name="P1"><text:tab/>- we tell a story of 3 others people or we tell OUR story ?</text:p>
      <text:p text:style-name="P1"><text:tab/>- we have see a city and we need help to go back to our time then we decide to find some help</text:p>
      <text:p text:style-name="P1"><text:tab/>- We thought it was the beginning of the day but we are not sure because there is more than <text:tab/><text:tab/>one planet in the sky. The sky is also full of, i don't know, it seems like flying cities</text:p>
      <text:p text:style-name="P1"><text:tab/>- I'm so shocked by what I'm seeing!! Also, all the people around me walk like if there's nothing. </text:p>
      <text:p text:style-name="P1"><text:tab/>-I'm going to talk with a beautiful young woman and ask some explains about this strange environment.</text:p>
      <text:p text:style-name="P1"><text:tab/>→ questions about the sky (answer: totally normal)</text:p>
      <text:p text:style-name="P1"><text:tab/>→ Where am I? </text:p>
      <text:p text:style-name="P1"><text:tab/>→<text:span text:style-name="T1"> I'm karin, age: 101, I'm a little bit pressed.</text:span></text:p>
      <text:p text:style-name="P1"/>
      <text:p text:style-name="P1"><text:tab/>-<text:span text:style-name="T1">I'm disappointed and I walk in a unexpected(innatendu) city, I see a sort of TV screen but I'm nerver saw it before. It's like a augmenty reality in the street just here. I have the impression that's a Television News, the presenter talk about the geographic situation of the country. He don't said: «the countries» , he uses the word of «our» country. I didn't understand. I decide to go in a bar to meet lots of other peoples. When I'm arrived in the bar called «The Cholbar», one person is going to talk me. He says me «You seems like disappointed my friend». Just I say one thing of what I saw each times ago, he understood. In this moment, he stopped my discussion and just said</text:span></text:p>
      <text:p text:style-name="P1"><text:tab/><text:tab/><text:tab/><text:tab/><text:span text:style-name="T2">YOU COME FROM THE PAST</text:span></text:p>
      <text:p text:style-name="P1"/>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2-04T09:02:41.309561891</dc:date>
    <dc:creator>Valentin </dc:creator>
    <meta:editing-duration>PT5M4S</meta:editing-duration>
    <meta:editing-cycles>3</meta:editing-cycles>
    <meta:generator>LibreOffice/5.0.3.2$Linux_X86_64 LibreOffice_project/00m0$Build-2</meta:generator>
    <meta:document-statistic meta:table-count="0" meta:image-count="0" meta:object-count="0" meta:page-count="1" meta:paragraph-count="33" meta:word-count="405" meta:character-count="2253" meta:non-whitespace-character-count="1788"/>
  </office:meta>
</office:document-meta>
</file>